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ategoria 1</text:p>
          </table:table-cell>
          <table:table-cell table:style-name="ce2" office:value-type="float" office:value="170" calcext:value-type="float">
            <text:p>1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egoria 2</text:p>
          </table:table-cell>
          <table:table-cell table:style-name="ce2" office:value-type="float" office:value="148" calcext:value-type="float">
            <text:p>1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egoria 3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egoria 4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egoria 5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egoria 6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>
            <draw:frame table:end-cell-address="Foglio1.G26" table:end-x="50.71pt" table:end-y="8.99pt" draw:z-index="0" draw:name="Chart 1" draw:style-name="gr1" draw:text-style-name="P1" svg:width="449.97pt" svg:height="278.22pt" svg:x="1.5pt" svg:y="14.26pt">
              <draw:object draw:notify-on-update-of-ranges="Foglio1.A1:Foglio1.A6 Foglio1.B1:Foglio1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2e465e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427cm" svg:y="3.364cm" style:legend-expansion="high" chart:style-name="ch2"/>
        <chart:plot-area chart:style-name="ch3" table:cell-range-address="Foglio1.A1:Foglio1.B6" chart:data-source-has-labels="column" svg:x="0.317cm" svg:y="0.196cm" svg:width="12.793cm" svg:height="9.424cm">
          <chartooo:coordinate-region svg:x="0.974cm" svg:y="0.395cm" svg:width="12.136cm" svg:height="8.728cm"/>
          <chart:axis chart:dimension="x" chart:name="primary-x" chart:style-name="ch4" chartooo:axis-type="text">
            <chart:categories table:cell-range-address="Foglio1.A1:Foglio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1:Foglio1.B6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ategoria 1</text:p>
                <draw:g>
                  <svg:desc>Foglio1.A1:Foglio1.A6</svg:desc>
                </draw:g>
              </table:table-cell>
              <table:table-cell office:value-type="float" office:value="170">
                <text:p>170</text:p>
                <draw:g>
                  <svg:desc>Foglio1.B1:Foglio1.B6</svg:desc>
                </draw:g>
              </table:table-cell>
            </table:table-row>
            <table:table-row>
              <table:table-cell office:value-type="string">
                <text:p>categoria 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categoria 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categoria 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categoria 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categoria 6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